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First_20_paragraph">
      <style:paragraph-properties fo:text-align="justify" style:justify-single-word="false"/>
      <style:text-properties officeooo:paragraph-rsid="00176def"/>
    </style:style>
    <style:style style:name="P2" style:family="paragraph" style:parent-style-name="Preformatted_20_Text">
      <style:paragraph-properties fo:text-align="justify" style:justify-single-word="false"/>
      <style:text-properties officeooo:paragraph-rsid="00176def"/>
    </style:style>
    <style:style style:name="P3" style:family="paragraph" style:parent-style-name="Standard">
      <style:paragraph-properties fo:text-align="center" style:justify-single-word="false"/>
      <style:text-properties officeooo:rsid="0016a365" officeooo:paragraph-rsid="0016a365"/>
    </style:style>
    <style:style style:name="P4" style:family="paragraph" style:parent-style-name="Standard">
      <style:paragraph-properties fo:text-align="justify" style:justify-single-word="false"/>
      <style:text-properties officeooo:rsid="0016a365" officeooo:paragraph-rsid="0016a365"/>
    </style:style>
    <style:style style:name="P5" style:family="paragraph" style:parent-style-name="Standard">
      <style:paragraph-properties fo:text-align="justify" style:justify-single-word="false"/>
      <style:text-properties officeooo:rsid="0016a365" officeooo:paragraph-rsid="00176def"/>
    </style:style>
    <style:style style:name="P6" style:family="paragraph" style:parent-style-name="Standard">
      <style:paragraph-properties fo:text-align="justify" style:justify-single-word="false"/>
      <style:text-properties fo:font-weight="bold" officeooo:rsid="0016a365" officeooo:paragraph-rsid="00176def" style:font-weight-asian="bold" style:font-weight-complex="bold"/>
    </style:style>
    <style:style style:name="P7" style:family="paragraph" style:parent-style-name="Text_20_body">
      <style:paragraph-properties fo:text-align="justify" style:justify-single-word="false"/>
      <style:text-properties officeooo:paragraph-rsid="00176def"/>
    </style:style>
    <style:style style:name="P8" style:family="paragraph" style:parent-style-name="Heading_20_3">
      <style:paragraph-properties fo:text-align="justify" style:justify-single-word="false"/>
      <style:text-properties officeooo:paragraph-rsid="00176def"/>
    </style:style>
    <style:style style:name="P9" style:family="paragraph" style:parent-style-name="Heading_20_4">
      <style:paragraph-properties fo:text-align="justify" style:justify-single-word="false"/>
      <style:text-properties officeooo:paragraph-rsid="00176def"/>
    </style:style>
    <style:style style:name="P10" style:family="paragraph" style:parent-style-name="Standard">
      <style:paragraph-properties fo:text-align="justify" style:justify-single-word="false"/>
      <style:text-properties officeooo:rsid="0016a365" officeooo:paragraph-rsid="00176def"/>
    </style:style>
    <style:style style:name="P11" style:family="paragraph" style:parent-style-name="Standard">
      <style:paragraph-properties fo:text-align="justify" style:justify-single-word="false"/>
      <style:text-properties officeooo:rsid="0016a365" officeooo:paragraph-rsid="001b31c6"/>
    </style:style>
    <style:style style:name="P12" style:family="paragraph" style:parent-style-name="Standard">
      <style:paragraph-properties fo:text-align="justify" style:justify-single-word="false"/>
      <style:text-properties officeooo:rsid="0016a365" officeooo:paragraph-rsid="0016a365"/>
    </style:style>
    <style:style style:name="P13" style:family="paragraph" style:parent-style-name="Standard">
      <style:paragraph-properties fo:text-align="justify" style:justify-single-word="false"/>
      <style:text-properties officeooo:rsid="0016a365" officeooo:paragraph-rsid="001ccd0c"/>
    </style:style>
    <style:style style:name="P14" style:family="paragraph" style:parent-style-name="Standard">
      <style:paragraph-properties fo:text-align="justify" style:justify-single-word="false"/>
      <style:text-properties officeooo:rsid="0016a365" officeooo:paragraph-rsid="001e9d73"/>
    </style:style>
    <style:style style:name="P15" style:family="paragraph" style:parent-style-name="Standard">
      <style:paragraph-properties fo:text-align="justify" style:justify-single-word="false"/>
      <style:text-properties officeooo:rsid="00195fee" officeooo:paragraph-rsid="00195fee"/>
    </style:style>
    <style:style style:name="P16" style:family="paragraph" style:parent-style-name="Standard">
      <style:paragraph-properties fo:text-align="justify" style:justify-single-word="false"/>
      <style:text-properties fo:font-weight="bold" officeooo:rsid="00195fee" officeooo:paragraph-rsid="00195fee" style:font-weight-asian="bold" style:font-weight-complex="bold"/>
    </style:style>
    <style:style style:name="P17" style:family="paragraph" style:parent-style-name="Standard">
      <style:paragraph-properties fo:text-align="justify" style:justify-single-word="false"/>
      <style:text-properties fo:font-weight="bold" officeooo:rsid="00196a45" officeooo:paragraph-rsid="00196a45" style:font-weight-asian="bold" style:font-weight-complex="bold"/>
    </style:style>
    <style:style style:name="P18" style:family="paragraph" style:parent-style-name="Standard">
      <style:paragraph-properties fo:text-align="justify" style:justify-single-word="false"/>
      <style:text-properties fo:font-weight="bold" officeooo:paragraph-rsid="001b9558" style:font-weight-asian="bold" style:font-weight-complex="bold"/>
    </style:style>
    <style:style style:name="P19" style:family="paragraph" style:parent-style-name="Standard">
      <style:paragraph-properties fo:text-align="justify" style:justify-single-word="false"/>
      <style:text-properties fo:font-weight="bold" officeooo:paragraph-rsid="001ccd0c" style:font-weight-asian="bold" style:font-weight-complex="bold"/>
    </style:style>
    <style:style style:name="P20" style:family="paragraph" style:parent-style-name="Standard">
      <style:paragraph-properties fo:text-align="justify" style:justify-single-word="false"/>
      <style:text-properties fo:font-weight="bold" officeooo:rsid="001ccd0c" officeooo:paragraph-rsid="001ccd0c" style:font-weight-asian="bold" style:font-weight-complex="bold"/>
    </style:style>
    <style:style style:name="P21" style:family="paragraph" style:parent-style-name="Standard">
      <style:paragraph-properties fo:text-align="justify" style:justify-single-word="false"/>
      <style:text-properties fo:font-weight="bold" officeooo:rsid="001e9d73" officeooo:paragraph-rsid="001e9d73" style:font-weight-asian="bold" style:font-weight-complex="bold"/>
    </style:style>
    <style:style style:name="P22" style:family="paragraph" style:parent-style-name="Standard">
      <style:paragraph-properties fo:text-align="justify" style:justify-single-word="false"/>
      <style:text-properties officeooo:paragraph-rsid="00195fee"/>
    </style:style>
    <style:style style:name="P23" style:family="paragraph" style:parent-style-name="Standard">
      <style:paragraph-properties fo:text-align="justify" style:justify-single-word="false"/>
      <style:text-properties officeooo:paragraph-rsid="001b31c6"/>
    </style:style>
    <style:style style:name="P24" style:family="paragraph" style:parent-style-name="Standard">
      <style:paragraph-properties fo:text-align="justify" style:justify-single-word="false"/>
      <style:text-properties officeooo:paragraph-rsid="001b9558"/>
    </style:style>
    <style:style style:name="P25" style:family="paragraph" style:parent-style-name="Standard">
      <style:paragraph-properties fo:text-align="justify" style:justify-single-word="false"/>
      <style:text-properties officeooo:paragraph-rsid="001ccd0c"/>
    </style:style>
    <style:style style:name="P26" style:family="paragraph" style:parent-style-name="Standard">
      <style:paragraph-properties fo:text-align="justify" style:justify-single-word="false"/>
      <style:text-properties officeooo:paragraph-rsid="001e0421"/>
    </style:style>
    <style:style style:name="P27" style:family="paragraph" style:parent-style-name="Standard">
      <style:paragraph-properties fo:text-align="justify" style:justify-single-word="false"/>
      <style:text-properties officeooo:paragraph-rsid="001e9d73"/>
    </style:style>
    <style:style style:name="P28" style:family="paragraph" style:parent-style-name="Standard">
      <style:paragraph-properties fo:text-align="justify" style:justify-single-word="false"/>
      <style:text-properties officeooo:rsid="00196a45" officeooo:paragraph-rsid="00196a45"/>
    </style:style>
    <style:style style:name="P29" style:family="paragraph" style:parent-style-name="Standard">
      <style:paragraph-properties fo:text-align="justify" style:justify-single-word="false"/>
      <style:text-properties officeooo:rsid="001b31c6" officeooo:paragraph-rsid="001b31c6"/>
    </style:style>
    <style:style style:name="P30" style:family="paragraph" style:parent-style-name="Standard">
      <style:paragraph-properties fo:text-align="justify" style:justify-single-word="false"/>
      <style:text-properties officeooo:rsid="001b9558" officeooo:paragraph-rsid="001b9558"/>
    </style:style>
    <style:style style:name="P31" style:family="paragraph" style:parent-style-name="Standard">
      <style:paragraph-properties fo:text-align="justify" style:justify-single-word="false"/>
      <style:text-properties officeooo:rsid="001b9558" officeooo:paragraph-rsid="001ccd0c"/>
    </style:style>
    <style:style style:name="P32" style:family="paragraph" style:parent-style-name="Standard">
      <style:paragraph-properties fo:text-align="justify" style:justify-single-word="false"/>
      <style:text-properties officeooo:rsid="001ccd0c" officeooo:paragraph-rsid="001ccd0c"/>
    </style:style>
    <style:style style:name="P33" style:family="paragraph" style:parent-style-name="Standard">
      <style:paragraph-properties fo:text-align="justify" style:justify-single-word="false"/>
      <style:text-properties fo:font-weight="normal" officeooo:rsid="0016a365" officeooo:paragraph-rsid="001e9d73" style:font-weight-asian="normal" style:font-weight-complex="normal"/>
    </style:style>
    <style:style style:name="P34" style:family="paragraph" style:parent-style-name="Standard">
      <style:paragraph-properties fo:text-align="justify" style:justify-single-word="false"/>
      <style:text-properties fo:font-weight="normal" officeooo:rsid="001e9d73" officeooo:paragraph-rsid="001e9d73" style:font-weight-asian="normal" style:font-weight-complex="normal"/>
    </style:style>
    <style:style style:name="P35" style:family="paragraph" style:parent-style-name="Text_20_body">
      <style:paragraph-properties fo:text-align="justify" style:justify-single-word="false"/>
      <style:text-properties officeooo:rsid="0016a365" officeooo:paragraph-rsid="00176def"/>
    </style:style>
    <style:style style:name="P36" style:family="paragraph" style:parent-style-name="Text_20_body" style:list-style-name="L1">
      <style:paragraph-properties fo:margin-top="0in" fo:margin-bottom="0in" loext:contextual-spacing="false" fo:text-align="justify" style:justify-single-word="false"/>
      <style:text-properties officeooo:paragraph-rsid="00176def"/>
    </style:style>
    <style:style style:name="T1" style:family="text">
      <style:text-properties officeooo:rsid="0017527b"/>
    </style:style>
    <style:style style:name="T2" style:family="text">
      <style:text-properties officeooo:rsid="001a7601"/>
    </style:style>
    <style:style style:name="T3" style:family="text">
      <style:text-properties fo:font-weight="bold" style:font-weight-asian="bold" style:font-weight-complex="bold"/>
    </style:style>
    <style:style style:name="T4" style:family="text">
      <style:text-properties fo:font-weight="bold" officeooo:rsid="00196a45" style:font-weight-asian="bold" style:font-weight-complex="bold"/>
    </style:style>
    <style:style style:name="T5" style:family="text">
      <style:text-properties fo:font-weight="bold" officeooo:rsid="001b9558" style:font-weight-asian="bold" style:font-weight-complex="bold"/>
    </style:style>
    <style:style style:name="T6" style:family="text">
      <style:text-properties fo:font-weight="bold" officeooo:rsid="001ccd0c" style:font-weight-asian="bold" style:font-weight-complex="bold"/>
    </style:style>
    <style:style style:name="T7" style:family="text">
      <style:text-properties fo:font-weight="bold" officeooo:rsid="001e0421" style:font-weight-asian="bold" style:font-weight-complex="bold"/>
    </style:style>
    <style:style style:name="T8" style:family="text">
      <style:text-properties fo:font-weight="bold" officeooo:rsid="001e9d73" style:font-weight-asian="bold" style:font-weight-complex="bold"/>
    </style:style>
    <style:style style:name="T9" style:family="text">
      <style:text-properties fo:font-size="26pt" fo:font-weight="bold" style:font-size-asian="26pt" style:font-weight-asian="bold" style:font-size-complex="26pt" style:font-weight-complex="bold"/>
    </style:style>
    <style:style style:name="T10" style:family="text">
      <style:text-properties officeooo:rsid="00195fee"/>
    </style:style>
    <style:style style:name="T11" style:family="text">
      <style:text-properties officeooo:rsid="00196a45"/>
    </style:style>
    <style:style style:name="T12" style:family="text">
      <style:text-properties officeooo:rsid="001b31c6"/>
    </style:style>
    <style:style style:name="T13" style:family="text">
      <style:text-properties officeooo:rsid="001b9558"/>
    </style:style>
    <style:style style:name="T14" style:family="text">
      <style:text-properties officeooo:rsid="001ccd0c"/>
    </style:style>
    <style:style style:name="T15" style:family="text">
      <style:text-properties fo:font-weight="normal" style:font-weight-asian="normal" style:font-weight-complex="normal"/>
    </style:style>
    <style:style style:name="T16" style:family="text">
      <style:text-properties officeooo:rsid="0016a365"/>
    </style:style>
    <style:style style:name="T17" style:family="text">
      <style:text-properties officeooo:rsid="001e0421"/>
    </style:style>
    <style:style style:name="T18" style:family="text">
      <style:text-properties officeooo:rsid="001e9d73"/>
    </style:style>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9">An introduction to computer cryptography</text:span> </text:p>
      <text:p text:style-name="P3"/>
      <text:p text:style-name="P3">A book by Behrad.B(TadavomnisT)</text:p>
      <text:p text:style-name="P3"/>
      <text:p text:style-name="P3"/>
      <text:p text:style-name="P4"><text:tab/>Copyright (C) <text:s/>2023 <text:s/>Behrad.B(<text:a xlink:type="simple" xlink:href="https://github.com/TadavomnisT" text:style-name="Internet_20_link" text:visited-style-name="Visited_20_Internet_20_Link">TadavomnisT</text:a>).</text:p>
      <text:p text:style-name="P4"><text:s text:c="3"/><text:tab/>Permission is granted to copy, distribute and/or modify this document</text:p>
      <text:p text:style-name="P4"><text:s text:c="4"/><text:tab/>under the terms of the GNU Free Documentation License, Version 1.3</text:p>
      <text:p text:style-name="P4"><text:s text:c="4"/><text:tab/>or any later version published by the Free Software Foundation;</text:p>
      <text:p text:style-name="P4"><text:s text:c="4"/><text:tab/>with no Invariant Sections, no Front-Cover Texts, and no Back-Cover Texts.</text:p>
      <text:p text:style-name="P4"><text:s text:c="4"/><text:tab/>A copy of the license is included in the section entitled "GNU</text:p>
      <text:p text:style-name="P4"><text:s text:c="4"/><text:tab/>Free Documentation License".</text:p>
      <text:p text:style-name="P4"/>
      <text:p text:style-name="P5">___________________________________________________________________________________</text:p>
      <text:p text:style-name="P5"/>
      <text:p text:style-name="P16">Introduction:</text:p>
      <text:p text:style-name="P15"/>
      <text:p text:style-name="P22"><text:span text:style-name="T10">Cryptography is one of the most important branches of science that are widely discussed in computer science today. In truth cryptography is nothing but mathematics in a specific type of subjects that will provide us approaches in order to formulate data mathematically to hide the plain data within a math problem. This will lead us into privacy and security. In this book I intend to introduce computer cryptography from the scratch, </text:span><text:span text:style-name="T11">and explain it’s concepts from the absolute basics. I am not an expert in this line of work nor academicly ** , but I experienced cryptography in practice, and I hope to be able to share my </text:span><text:span text:style-name="T12">limited</text:span><text:span text:style-name="T11"> knowledge with others by means of this book.</text:span></text:p>
      <text:p text:style-name="P22"/>
      <text:p text:style-name="P28">Behrad.B</text:p>
      <text:p text:style-name="P28"/>
      <text:p text:style-name="P11">___________________________________________________________________________________</text:p>
      <text:p text:style-name="P28"/>
      <text:p text:style-name="P17">Chapter 1: What is cryptography?</text:p>
      <text:p text:style-name="P28"/>
      <text:p text:style-name="P23"><text:span text:style-name="T12">1.1 What is the concept of cryptography?</text:span></text:p>
      <text:p text:style-name="P23"/>
      <text:p text:style-name="P30">1.1.1 Encryption / Cipher</text:p>
      <text:p text:style-name="P30"/>
      <text:p text:style-name="P30">1.1.2 Decryption / Decipher</text:p>
      <text:p text:style-name="P23"/>
      <text:p text:style-name="P23"><text:span text:style-name="T12">1.2 Why is cryptography such an important matter?</text:span></text:p>
      <text:p text:style-name="P23"/>
      <text:p text:style-name="P29">1.3 A few qoutes on cryptography</text:p>
      <text:p text:style-name="P4"/>
      <text:p text:style-name="P13">___________________________________________________________________________________</text:p>
      <text:p text:style-name="P4"/>
      <text:p text:style-name="Text_20_body"><text:span text:style-name="T4">Chapter </text:span><text:span text:style-name="T5">2</text:span><text:span text:style-name="T4">: What is </text:span><text:span text:style-name="T5">NOT </text:span><text:span text:style-name="T4">cryptography?!</text:span></text:p>
      <text:p text:style-name="P30">2.1 Coding / Encoding</text:p>
      <text:p text:style-name="P30"/>
      <text:p text:style-name="P30">2.2 Hash</text:p>
      <text:p text:style-name="P30"><text:soft-page-break/></text:p>
      <text:p text:style-name="P30">2.3 Obfuscation</text:p>
      <text:p text:style-name="P4"/>
      <text:p text:style-name="P30">2.4 Steganography</text:p>
      <text:p text:style-name="P30"/>
      <text:p text:style-name="P13">___________________________________________________________________________________</text:p>
      <text:p text:style-name="P30"/>
      <text:p text:style-name="P18"><text:span text:style-name="T13">Chapter 3 : What is Symmetric Cryptography?</text:span></text:p>
      <text:p text:style-name="P24"/>
      <text:p text:style-name="P30">3.1 What is the meaning of symmetric cryptography?</text:p>
      <text:p text:style-name="P31">3.2 <text:span text:style-name="T14">Simple </text:span>asymmetric <text:span text:style-name="T14">encryption examples</text:span></text:p>
      <text:p text:style-name="P32">3.3 AES?</text:p>
      <text:p text:style-name="P4"/>
      <text:p text:style-name="P13">___________________________________________________________________________________</text:p>
      <text:p text:style-name="P4"/>
      <text:p text:style-name="P19"><text:span text:style-name="T13">Chapter </text:span><text:span text:style-name="T14">4</text:span><text:span text:style-name="T13"> : What is </text:span><text:span text:style-name="T14">As</text:span><text:span text:style-name="T13">ymmetri</text:span><text:span text:style-name="T14">c</text:span><text:span text:style-name="T13"> Cryptography?</text:span></text:p>
      <text:p text:style-name="P4"/>
      <text:p text:style-name="P32">3.1 What is <text:span text:style-name="T13">asymmetric cryptography </text:span>and why it’s needed?</text:p>
      <text:p text:style-name="P25"><text:span text:style-name="T14">3.2 Diffie-Hellman</text:span></text:p>
      <text:p text:style-name="P25"><text:span text:style-name="T14">3.3 RSA?</text:span></text:p>
      <text:p text:style-name="P32"/>
      <text:p text:style-name="P13">___________________________________________________________________________________</text:p>
      <text:p text:style-name="P32"/>
      <text:p text:style-name="P25"><text:span text:style-name="T5">Chapter </text:span><text:span text:style-name="T6">5</text:span><text:span text:style-name="T5"> : </text:span><text:span text:style-name="T6">Cryptographic hash</text:span></text:p>
      <text:p text:style-name="P32">3.1 What is a Cryptographic hash?</text:p>
      <text:p text:style-name="P32">3.2 MD5</text:p>
      <text:p text:style-name="P32">3.3 SHA</text:p>
      <text:p text:style-name="P32"/>
      <text:p text:style-name="P13">___________________________________________________________________________________</text:p>
      <text:p text:style-name="P32"/>
      <text:p text:style-name="P25"><text:span text:style-name="T5">Chapter </text:span><text:span text:style-name="T6">6</text:span><text:span text:style-name="T5"> : </text:span><text:span text:style-name="T6">ElCV? curves</text:span></text:p>
      <text:p text:style-name="P25"/>
      <text:p text:style-name="P14">___________________________________________________________________________________</text:p>
      <text:p text:style-name="P25"/>
      <text:p text:style-name="P27"><text:span text:style-name="T5">Chapter </text:span><text:span text:style-name="T8">7</text:span><text:span text:style-name="T5"> : </text:span><text:span text:style-name="T8">Quantum </text:span><text:span text:style-name="T5">Cryptography</text:span></text:p>
      <text:p text:style-name="P13">___________________________________________________________________________________</text:p>
      <text:p text:style-name="P25"><text:span text:style-name="T14"><text:line-break/></text:span><text:span text:style-name="T5">Chapter </text:span><text:span text:style-name="T8">8</text:span><text:span text:style-name="T5"> : </text:span><text:span text:style-name="T6"><text:s/></text:span><text:span text:style-name="T5">Cryptography </text:span><text:span text:style-name="T6">in practice</text:span></text:p>
      <text:p text:style-name="P25"><text:span text:style-name="T14">7.1 SSL</text:span></text:p>
      <text:p text:style-name="P25"/>
      <text:p text:style-name="P25"/>
      <text:p text:style-name="P26"><text:span text:style-name="T16">___________________________________________________________________________________</text:span></text:p>
      <text:p text:style-name="P26"/>
      <text:p text:style-name="P26"><text:span text:style-name="T5">Chapter </text:span><text:span text:style-name="T8">9</text:span><text:span text:style-name="T5"> : </text:span><text:span text:style-name="T6"><text:s/></text:span><text:span text:style-name="T5">Crypto</text:span><text:span text:style-name="T7">Curencies</text:span></text:p>
      <text:p text:style-name="P25"><text:span text:style-name="T16">___________________________________________________________________________________</text:span><text:span text:style-name="T14"><text:line-break/></text:span></text:p>
      <text:p text:style-name="P25"><text:span text:style-name="T5">Chapter </text:span><text:span text:style-name="T8">10</text:span><text:span text:style-name="T5"> : </text:span><text:span text:style-name="T6">Common attacks in cryptography</text:span></text:p>
      <text:p text:style-name="P32"/>
      <text:p text:style-name="P13">___________________________________________________________________________________</text:p>
      <text:p text:style-name="P32"><text:soft-page-break/></text:p>
      <text:p text:style-name="P32"/>
      <text:p text:style-name="P21">Codes:</text:p>
      <text:p text:style-name="P33">___________________________________________________________________________________</text:p>
      <text:p text:style-name="P34"/>
      <text:p text:style-name="P20">Refrences:</text:p>
      <text:p text:style-name="P32"/>
      <text:p text:style-name="P13">___________________________________________________________________________________</text:p>
      <text:p text:style-name="P32"/>
      <text:p text:style-name="P6">License:</text:p>
      <text:h text:style-name="P8" text:outline-level="3">GNU Free Documentation License</text:h>
      <text:p text:style-name="P1">Version 1.3, 3 November 2008</text:p>
      <text:p text:style-name="P7">Copyright (C) 2000, 2001, 2002, 2007, 2008 Free Software Foundation, Inc. <text:a xlink:type="simple" xlink:href="https://fsf.org/" text:style-name="Internet_20_link" text:visited-style-name="Visited_20_Internet_20_Link"><text:span text:style-name="Definition">http</text:span></text:a><text:a xlink:type="simple" xlink:href="https://fsf.org/" text:style-name="Internet_20_link" text:visited-style-name="Visited_20_Internet_20_Link"><text:span text:style-name="Definition"><text:span text:style-name="T1">s</text:span></text:span></text:a><text:a xlink:type="simple" xlink:href="https://fsf.org/" text:style-name="Internet_20_link" text:visited-style-name="Visited_20_Internet_20_Link"><text:span text:style-name="Definition">://fsf.org/</text:span></text:a></text:p>
      <text:p text:style-name="P7">Everyone is permitted to copy and distribute verbatim copies of this license document, but changing it is not allowed.</text:p>
      <text:h text:style-name="P9" text:outline-level="4">0. PREAMBLE</text:h>
      <text:p text:style-name="P1">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P7">This License is a kind of "copyleft", which means that derivative works of the document must themselves be free in the same sense. It complements the GNU General Public License, which is a copyleft license designed for free software.</text:p>
      <text:p text:style-name="P7">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P9" text:outline-level="4">1. APPLICABILITY AND DEFINITIONS</text:h>
      <text:p text:style-name="P1">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of the public is a licensee, and is addressed as "you". You accept the license if you copy, modify or distribute the work in a way requiring permission under copyright law.</text:p>
      <text:p text:style-name="P7">A "Modified Version" of the Document means any work containing the Document or a portion of it, either copied verbatim, or with modifications and/or translated into another language.</text:p>
      <text:p text:style-name="P7">A "Secondary Section" is a named appendix or a front-matter section of the Document that deals exclusively with the relationship of the publishers or authors of the Document to the Document's <text:soft-page-break/>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P7">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P7">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P7">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P7">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P7">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P7">The "publisher" means any person or entity that distributes copies of the Document to the public.</text:p>
      <text:p text:style-name="P7">A section "Entitled XYZ" means a named subunit of the Document whose title either is precisely XYZ or contains XYZ in parentheses following text that translates XYZ in another language. (Here 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P7"><text:soft-page-break/>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P9" text:outline-level="4">2. VERBATIM COPYING</text:h>
      <text:p text:style-name="P1">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P7">You may also lend copies, under the same conditions stated above, and you may publicly display copies.</text:p>
      <text:h text:style-name="P9" text:outline-level="4">3. COPYING IN QUANTITY</text:h>
      <text:p text:style-name="P1">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P7">If the required texts for either cover are too voluminous to fit legibly, you should put the first ones listed (as many as fit reasonably) on the actual cover, and continue the rest onto adjacent pages.</text:p>
      <text:p text:style-name="P7">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P7">It is requested, but not required, that you contact the authors of the Document well before redistributing any large number of copies, to give them a chance to provide you with an updated version of the Document.</text:p>
      <text:h text:style-name="P9" text:outline-level="4">4. MODIFICATIONS</text:h>
      <text:p text:style-name="P1">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text:soft-page-break/>Modified Version to whoever possesses a copy of it. In addition, you must do these things in the Modified Version:</text:p>
      <text:list xml:id="list4272598984" text:style-name="L1">
        <text:list-item>
          <text:p text:style-name="P36">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text:p>
        </text:list-item>
        <text:list-item>
          <text:p text:style-name="P36">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text:p>
        </text:list-item>
        <text:list-item>
          <text:p text:style-name="P36">C. State on the Title page the name of the publisher of the Modified Version, as the publisher.</text:p>
        </text:list-item>
        <text:list-item>
          <text:p text:style-name="P36">D. Preserve all the copyright notices of the Document.</text:p>
        </text:list-item>
        <text:list-item>
          <text:p text:style-name="P36">E. Add an appropriate copyright notice for your modifications adjacent to the other copyright notices.</text:p>
        </text:list-item>
        <text:list-item>
          <text:p text:style-name="P36">F. Include, immediately after the copyright notices, a license notice giving the public permission to use the Modified Version under the terms of this License, in the form shown in the Addendum below.</text:p>
        </text:list-item>
        <text:list-item>
          <text:p text:style-name="P36">G. Preserve in that license notice the full lists of Invariant Sections and required Cover Texts given in the Document's license notice.</text:p>
        </text:list-item>
        <text:list-item>
          <text:p text:style-name="P36">H. Include an unaltered copy of this License.</text:p>
        </text:list-item>
        <text:list-item>
          <text:p text:style-name="P36">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text:p>
        </text:list-item>
        <text:list-item>
          <text:p text:style-name="P36">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text:p>
        </text:list-item>
        <text:list-item>
          <text:p text:style-name="P36">K. For any section Entitled "Acknowledgements" or "Dedications", Preserve the Title of the section, and preserve in the section all the substance and tone of each of the contributor acknowledgements and/or dedications given therein.</text:p>
        </text:list-item>
        <text:list-item>
          <text:p text:style-name="P36">L. Preserve all the Invariant Sections of the Document, unaltered in their text and in their titles. Section numbers or the equivalent are not considered part of the section titles.</text:p>
        </text:list-item>
        <text:list-item>
          <text:p text:style-name="P36">M. Delete any section Entitled "Endorsements". Such a section may not be included in the Modified Version.</text:p>
        </text:list-item>
        <text:list-item>
          <text:p text:style-name="P36">N. Do not retitle any existing section to be Entitled "Endorsements" or to conflict in title with any Invariant Section.</text:p>
        </text:list-item>
        <text:list-item>
          <text:p text:style-name="P36">O. Preserve any Warranty Disclaimers.</text:p>
        </text:list-item>
      </text:list>
      <text:p text:style-name="P1">If the Modified Version includes new front-matter sections or appendices that qualify as Secondary Sections and contain no material copied from the Document, you may at your option designate some or <text:soft-page-break/>all of these sections as invariant. To do this, add their titles to the list of Invariant Sections in the Modified Version's license notice. These titles must be distinct from any other section titles.</text:p>
      <text:p text:style-name="P7">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P7">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P7">The author(s) and publisher(s) of the Document do not by this License give permission to use their names for publicity for or to assert or imply endorsement of any Modified Version.</text:p>
      <text:h text:style-name="P9" text:outline-level="4">5. COMBINING DOCUMENTS</text:h>
      <text:p text:style-name="P1">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P7">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P7">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P9" text:outline-level="4">6. COLLECTIONS OF DOCUMENTS</text:h>
      <text:p text:style-name="P1">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P7">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P9" text:outline-level="4"><text:soft-page-break/>7. AGGREGATION WITH INDEPENDENT WORKS</text:h>
      <text:p text:style-name="P1">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P7">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P9" text:outline-level="4">8. TRANSLATION</text:h>
      <text:p text:style-name="P1">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P7">If a section in the Document is Entitled "Acknowledgements", "Dedications", or "History", the requirement (section 4) to Preserve its Title (section 1) will typically require changing the actual title.</text:p>
      <text:h text:style-name="P9" text:outline-level="4">9. TERMINATION</text:h>
      <text:p text:style-name="P1">You may not copy, modify, sublicense, or distribute the Document except as expressly provided under this License. Any attempt otherwise to copy, modify, sublicense, or distribute it is void, and will automatically terminate your rights under this License.</text:p>
      <text:p text:style-name="P7">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P7">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P7">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P9" text:outline-level="4"><text:soft-page-break/>10. FUTURE REVISIONS OF THIS LICENSE</text:h>
      <text:p text:style-name="P1">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text:span text:style-name="T2">https://www.gnu.org/licenses/</text:span></text:a><text:span text:style-name="T2">.</text:span></text:p>
      <text:p text:style-name="P7">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P9" text:outline-level="4">11. RELICENSING</text:h>
      <text:p text:style-name="P1">"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P7">"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P7">"Incorporate" means to publish or republish a Document, in whole or in part, as part of another Document.</text:p>
      <text:p text:style-name="P7">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P7">The operator of an MMC Site may republish an MMC contained in the site under CC-BY-SA on the same site at any time before August 1, 2009, provided the MMC is eligible for relicensing.</text:p>
      <text:h text:style-name="P8" text:outline-level="3">ADDENDUM: How to use this License for your documents</text:h>
      <text:p text:style-name="P1">To use this License in a document you have written, include a copy of the License in the document and put the following copyright and license notices just after the title page:</text:p>
      <text:p text:style-name="P2"><text:s text:c="4"/>Copyright (C) <text:s/>YEAR <text:s/>YOUR NAME.</text:p>
      <text:p text:style-name="P2"><text:s text:c="4"/>Permission is granted to copy, distribute and/or modify this document</text:p>
      <text:p text:style-name="P2"><text:s text:c="4"/>under the terms of the GNU Free Documentation License, Version 1.3</text:p>
      <text:p text:style-name="P2"><text:s text:c="4"/>or any later version published by the Free Software Foundation;</text:p>
      <text:p text:style-name="P2"><text:s text:c="4"/>with no Invariant Sections, no Front-Cover Texts, and no Back-Cover Texts.</text:p>
      <text:p text:style-name="P2"><text:s text:c="4"/>A copy of the license is included in the section entitled "GNU</text:p>
      <text:p text:style-name="P2"><text:s text:c="4"/>Free Documentation License".</text:p>
      <text:p text:style-name="P1">If you have Invariant Sections, Front-Cover Texts and Back-Cover Texts, replace the "with … Texts." line with this:</text:p>
      <text:p text:style-name="P2"><text:s text:c="4"/>with the Invariant Sections being LIST THEIR TITLES, with the</text:p>
      <text:p text:style-name="P2"><text:soft-page-break/><text:s text:c="4"/>Front-Cover Texts being LIST, and with the Back-Cover Texts being LIST.</text:p>
      <text:p text:style-name="P1">If you have Invariant Sections without Cover Texts, or some other combination of the three, merge those two alternatives to suit the situation.</text:p>
      <text:p text:style-name="P35">If your document contains nontrivial examples of program code, we recommend releasing these examples in parallel under your choice of free software license, such as the GNU General Public License, to permit their use in free software.</text:p>
      <text:p text:style-name="P35"/>
      <text:p text:style-name="P13">___________________________________________________________________________________</text:p>
      <text:p text:style-name="P13"/>
      <text:p text:style-name="P13"><text:tab/>Copyright (C) <text:s/>2023 <text:s/>Behrad.B(<text:a xlink:type="simple" xlink:href="https://github.com/TadavomnisT" text:style-name="Internet_20_link" text:visited-style-name="Visited_20_Internet_20_Link">TadavomnisT</text:a>).</text:p>
      <text:p text:style-name="P13"><text:s text:c="3"/><text:tab/>Permission is granted to copy, distribute and/or modify this document</text:p>
      <text:p text:style-name="P13"><text:s text:c="4"/><text:tab/>under the terms of the GNU Free Documentation License, Version 1.3</text:p>
      <text:p text:style-name="P13"><text:s text:c="4"/><text:tab/>or any later version published by the Free Software Foundation;</text:p>
      <text:p text:style-name="P13"><text:s text:c="4"/><text:tab/>with no Invariant Sections, no Front-Cover Texts, and no Back-Cover Texts.</text:p>
      <text:p text:style-name="P13"><text:s text:c="4"/><text:tab/>A copy of the license is included in the section entitled "GNU</text:p>
      <text:p text:style-name="P13"><text:s text:c="4"/><text:tab/>Free Documentation Licens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face style:name="Tahoma1" svg:font-family="Tahoma"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Tahoma"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Tahoma1" style:font-family-complex="Tahoma"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font-family-complex="Tahoma"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paragraph" style:display-name="First paragraph" style:family="paragraph" style:parent-style-name="Standard" style:next-style-name="Text_20_body" style:class="text"/>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43:27.874279969</meta:creation-date>
    <dc:date>2023-02-19T15:41:08.499847147</dc:date>
    <meta:editing-duration>PT26M35S</meta:editing-duration>
    <meta:editing-cycles>4</meta:editing-cycles>
    <meta:generator>LibreOffice/6.4.5.2$Linux_X86_64 LibreOffice_project/a726b36747cf2001e06b58ad5db1aa3a9a1872d6</meta:generator>
    <meta:document-statistic meta:table-count="0" meta:image-count="0" meta:object-count="0" meta:page-count="10" meta:paragraph-count="156" meta:word-count="4111" meta:character-count="26344" meta:non-whitespace-character-count="22298"/>
  </office:meta>
</office:document-meta>
</file>